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1A0000008CE5D1E64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end="Arrow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fill="none" draw:fill-color="#ffffff" fo:min-height="0.7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16cm" svg:height="4.938cm" svg:x="10.041cm" svg:y="12.38cm">
          <draw:image xlink:href="Pictures/100000000000001A0000008CE5D1E640.png" xlink:type="simple" xlink:show="embed" xlink:actuate="onLoad">
            <text:p/>
          </draw:image>
        </draw:frame>
        <draw:custom-shape draw:style-name="gr2" draw:text-style-name="P1" draw:layer="layout" svg:width="0.9cm" svg:height="0.8cm" svg:x="10.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8cm" svg:x="10cm" svg:y="15.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cm" svg:y1="16cm" svg:x2="11.1cm" svg:y2="16cm">
          <text:p/>
        </draw:line>
        <draw:line draw:style-name="gr3" draw:text-style-name="P1" draw:layer="layout" svg:x1="12.1cm" svg:y1="12.8cm" svg:x2="11.1cm" svg:y2="12.8cm">
          <text:p/>
        </draw:line>
        <draw:frame draw:style-name="gr4" draw:text-style-name="P2" draw:layer="layout" svg:width="4.2cm" svg:height="1cm" svg:x="12cm" svg:y="12.4cm">
          <draw:text-box>
            <text:p text:style-name="P2"><text:span text:style-name="T1">Show/Hide grid</text:span></text:p>
          </draw:text-box>
        </draw:frame>
        <draw:frame draw:style-name="gr4" draw:text-style-name="P2" draw:layer="layout" svg:width="5.1cm" svg:height="1.325cm" svg:x="12cm" svg:y="15.675cm">
          <draw:text-box>
            <text:p text:style-name="P2"><text:span text:style-name="T1">Show hidden pins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3T19:18:37</dc:date>
    <dc:creator>Rakhi </dc:creator>
    <meta:document-statistic meta:object-count="7"/>
    <meta:generator>LibreOffice/3.5$Linux_x86 LibreOffice_project/350m1$Build-2</meta:generator>
  </office:meta>
</office:document-meta>
</file>